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d0a" officeooo:paragraph-rsid="0004bd0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bd0a" officeooo:paragraph-rsid="0004bd0a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4bd0a" officeooo:paragraph-rsid="0004bd0a" style:font-weight-asian="normal" style:font-weight-complex="normal"/>
    </style:style>
    <style:style style:name="P4" style:family="paragraph" style:parent-style-name="Standard">
      <style:text-properties officeooo:paragraph-rsid="0004bd0a"/>
    </style:style>
    <style:style style:name="T1" style:family="text">
      <style:text-properties officeooo:rsid="0004bd0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officeooo:rsid="0004bd0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P-Verteilung: Golec</text:span></text:p>
      <text:p text:style-name="P1"><text:span text:style-name="T2"/></text:p>
      <text:p text:style-name="P1"><text:span text:style-name="T2"/></text:p>
      <text:p text:style-name="P1"><text:span text:style-name="T2">Startwerte bei lvl 1:</text:span></text:p>
      <text:p text:style-name="P1">HP:<text:tab/>30</text:p>
      <text:p text:style-name="P4"><text:span text:style-name="T1">SPD:<text:tab/>28</text:span></text:p>
      <text:p text:style-name="P4"><text:span text:style-name="T1">ATK:<text:tab/>12</text:span></text:p>
      <text:p text:style-name="P4"><text:span text:style-name="T1">DEF:<text:tab/>30</text:span></text:p>
      <text:p text:style-name="P1"/>
      <text:p text:style-name="P2">Bei Levelup:</text:p>
      <text:p text:style-name="P3">HP:<text:tab/>+33</text:p>
      <text:p text:style-name="P1">SPD:<text:tab/>+27</text:p>
      <text:p text:style-name="P1">ATK:<text:tab/>+12</text:p>
      <text:p text:style-name="P4"><text:span text:style-name="T3">DEF:<text:tab/>+28</text:span></text:p>
      <text:p text:style-name="P3"/>
      <text:p text:style-name="P2">Alle 5 lvl:</text:p>
      <text:p text:style-name="P3">HP:<text:tab/>+25</text:p>
      <text:p text:style-name="P1">SPD:<text:tab/>+25</text:p>
      <text:p text:style-name="P1">ATK:<text:tab/>+25</text:p>
      <text:p text:style-name="P3">DEF:<text:tab/>+2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2-05-12T19:14:14.226000000</dc:date>
    <meta:editing-duration>PT1M9S</meta:editing-duration>
    <meta:editing-cycles>3</meta:editing-cycles>
    <meta:document-statistic meta:table-count="0" meta:image-count="0" meta:object-count="0" meta:page-count="1" meta:paragraph-count="16" meta:word-count="35" meta:character-count="153" meta:non-whitespace-character-count="134"/>
  </office:meta>
</office:document-meta>
</file>